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fo:font-size="16pt" fo:font-weight="bold" officeooo:rsid="0001669a" officeooo:paragraph-rsid="0001669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01669a" officeooo:paragraph-rsid="0001669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language="en" fo:country="US" fo:font-weight="normal" officeooo:rsid="0003fd55" officeooo:paragraph-rsid="0003fd55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officeooo:paragraph-rsid="0002b6a3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officeooo:paragraph-rsid="0002b6a3"/>
    </style:style>
    <style:style style:name="T1" style:family="text">
      <style:text-properties officeooo:rsid="00006a25"/>
    </style:style>
    <style:style style:name="T2" style:family="text">
      <style:text-properties fo:font-variant="normal" fo:text-transform="none" fo:color="#202122" loext:opacity="100%" fo:letter-spacing="normal" fo:font-style="normal" fo:font-weight="normal"/>
    </style:style>
    <style:style style:name="T3" style:family="text">
      <style:text-properties fo:font-variant="normal" fo:text-transform="none" fo:color="#202122" loext:opacity="100%" fo:letter-spacing="normal" fo:font-style="normal" fo:font-weight="normal" officeooo:rsid="0001669a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23b81e"/>
    </style:style>
    <style:style style:name="T6" style:family="text">
      <style:text-properties fo:language="uk" fo:country="UA" officeooo:rsid="00189e21"/>
    </style:style>
    <style:style style:name="T7" style:family="text">
      <style:text-properties fo:language="uk" fo:country="UA" officeooo:rsid="0032cbc3"/>
    </style:style>
    <style:style style:name="T8" style:family="text">
      <style:text-properties fo:language="uk" fo:country="UA" officeooo:rsid="0002b6a3"/>
    </style:style>
    <style:style style:name="T9" style:family="text">
      <style:text-properties fo:language="en" fo:country="US" officeooo:rsid="0031ff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i-Stringer — <text:span text:style-name="T4">Тя-Три-Ватор</text:span></text:p>
      <text:p text:style-name="P3"/>
      <text:p text:style-name="P3"/>
      <text:p text:style-name="P2">Спешали</text:p>
      <text:p text:style-name="Standard">Trizooka — <text:span text:style-name="T1">Тризука</text:span></text:p>
      <text:p text:style-name="P1"><text:span text:style-name="T2">Reefslider - </text:span><text:span text:style-name="T3">Рифоковз</text:span> </text:p>
      <text:p text:style-name="P5"><text:span text:style-name="T9">I</text:span><text:span text:style-name="T6">nk Vac — </text:span><text:span text:style-name="T8">Поглинач</text:span></text:p>
      <text:p text:style-name="P5"><text:span text:style-name="T5">Zipcaster </text:span><text:span text:style-name="T6">— </text:span><text:span text:style-name="T7">Липхук (Липкий хук(як удар так і крюк) та відсилка на Людину-павука)</text:span></text:p>
      <text:p text:style-name="P5"><text:span text:style-name="T7">Crab Tank - Крабтанк </text:span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6:29:03.128000000</meta:creation-date>
    <dc:date>2025-05-04T13:01:00.483000000</dc:date>
    <meta:editing-duration>PT1H17M19S</meta:editing-duration>
    <meta:editing-cycles>5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7" meta:word-count="27" meta:character-count="193" meta:non-whitespace-character-count="167"/>
  </office:meta>
</office:document-meta>
</file>